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9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3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7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5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15.00%" fo:text-align="left"/>
    </style:style>
    <style:style style:name="P8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15.00%" fo:text-align="left"/>
    </style:style>
    <style:style style:name="P11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24" style:family="paragraph">
      <style:paragraph-properties fo:line-height="115.00%" fo:text-align="left" fo:margin-bottom="10.00pt"/>
    </style:style>
    <style:style style:name="P25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28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15.00%" fo:text-align="left"/>
    </style:style>
    <style:style style:name="P31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32" style:family="paragraph">
      <style:paragraph-properties fo:line-height="100.00%" fo:text-align="left"/>
    </style:style>
    <style:style style:name="P33" style:family="paragraph">
      <style:paragraph-properties fo:line-height="115.00%" fo:text-align="left"/>
    </style:style>
    <style:style style:name="P34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35" style:family="paragraph">
      <style:paragraph-properties fo:line-height="100.00%" fo:text-align="left"/>
    </style:style>
    <style:style style:name="P36" style:family="paragraph">
      <style:paragraph-properties fo:line-height="115.00%" fo:text-align="left"/>
    </style:style>
    <style:style style:name="P37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38" style:family="paragraph">
      <style:paragraph-properties fo:line-height="100.00%" fo:text-align="left"/>
    </style:style>
    <style:style style:name="P39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40" style:family="paragraph">
      <style:paragraph-properties fo:line-height="100.00%" fo:text-align="left"/>
    </style:style>
    <style:style style:name="P41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42" style:family="paragraph">
      <style:paragraph-properties fo:line-height="100.00%" fo:text-align="left"/>
    </style:style>
    <style:style style:name="P43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44" style:family="paragraph">
      <style:paragraph-properties fo:line-height="100.00%" fo:text-align="left"/>
    </style:style>
    <style:style style:name="P45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46" style:family="paragraph">
      <style:paragraph-properties fo:line-height="100.00%" fo:text-align="left"/>
    </style:style>
    <style:style style:name="P47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48" style:family="paragraph">
      <style:paragraph-properties fo:line-height="115.00%" fo:text-align="left" fo:margin-bottom="10.00pt"/>
    </style:style>
    <style:style style:name="P49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50" style:family="paragraph">
      <style:paragraph-properties fo:line-height="100.00%" fo:text-align="left"/>
    </style:style>
    <style:style style:name="P51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52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53" style:family="paragraph">
      <style:paragraph-properties fo:line-height="100.00%" fo:text-align="left"/>
    </style:style>
    <style:style style:name="P54" style:family="paragraph">
      <style:paragraph-properties fo:line-height="115.00%" fo:text-align="left"/>
    </style:style>
    <style:style style:name="P55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56" style:family="paragraph">
      <style:paragraph-properties fo:line-height="100.00%" fo:text-align="left"/>
    </style:style>
    <style:style style:name="P57" style:family="paragraph">
      <style:paragraph-properties fo:line-height="115.00%" fo:text-align="left"/>
    </style:style>
    <style:style style:name="P58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59" style:family="paragraph">
      <style:paragraph-properties fo:line-height="100.00%" fo:text-align="left"/>
    </style:style>
    <style:style style:name="P60" style:family="paragraph">
      <style:paragraph-properties fo:line-height="115.00%" fo:text-align="left"/>
    </style:style>
    <style:style style:name="P61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62" style:family="paragraph">
      <style:paragraph-properties fo:line-height="100.00%" fo:text-align="left"/>
    </style:style>
    <style:style style:name="P63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64" style:family="paragraph">
      <style:paragraph-properties fo:line-height="100.00%" fo:text-align="left"/>
    </style:style>
    <style:style style:name="P65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66" style:family="paragraph">
      <style:paragraph-properties fo:line-height="100.00%" fo:text-align="left"/>
    </style:style>
    <style:style style:name="P67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68" style:family="paragraph">
      <style:paragraph-properties fo:line-height="100.00%" fo:text-align="left"/>
    </style:style>
    <style:style style:name="P69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70" style:family="paragraph">
      <style:paragraph-properties fo:line-height="100.00%" fo:text-align="left"/>
    </style:style>
    <style:style style:name="P71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72" style:family="paragraph">
      <style:paragraph-properties fo:line-height="115.00%" fo:text-align="left" fo:margin-bottom="10.00pt"/>
    </style:style>
    <style:style style:name="P73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74" style:family="paragraph">
      <style:paragraph-properties fo:line-height="100.00%" fo:text-align="left"/>
    </style:style>
    <style:style style:name="P75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76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77" style:family="paragraph">
      <style:paragraph-properties fo:line-height="100.00%" fo:text-align="left"/>
    </style:style>
    <style:style style:name="P78" style:family="paragraph">
      <style:paragraph-properties fo:line-height="115.00%" fo:text-align="left"/>
    </style:style>
    <style:style style:name="P79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80" style:family="paragraph">
      <style:paragraph-properties fo:line-height="100.00%" fo:text-align="left"/>
    </style:style>
    <style:style style:name="P81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82" style:family="paragraph">
      <style:paragraph-properties fo:line-height="100.00%" fo:text-align="left"/>
    </style:style>
    <style:style style:name="P83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84" style:family="paragraph">
      <style:paragraph-properties fo:line-height="100.00%" fo:text-align="left"/>
    </style:style>
    <style:style style:name="P85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86" style:family="paragraph">
      <style:paragraph-properties fo:line-height="100.00%" fo:text-align="left"/>
    </style:style>
    <style:style style:name="P87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88" style:family="paragraph">
      <style:paragraph-properties fo:line-height="100.00%" fo:text-align="left"/>
    </style:style>
    <style:style style:name="P89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90" style:family="paragraph">
      <style:paragraph-properties fo:line-height="100.00%" fo:text-align="left"/>
    </style:style>
    <style:style style:name="P91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92" style:family="paragraph">
      <style:paragraph-properties fo:line-height="100.00%" fo:text-align="left"/>
    </style:style>
    <style:style style:name="P93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94" style:family="paragraph">
      <style:paragraph-properties fo:line-height="115.00%" fo:text-align="left" fo:margin-bottom="10.00pt"/>
    </style:style>
    <style:style style:name="P95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96" style:family="paragraph">
      <style:paragraph-properties fo:line-height="100.00%" fo:text-align="left"/>
    </style:style>
    <style:style style:name="P97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98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99" style:family="paragraph">
      <style:paragraph-properties fo:line-height="100.00%" fo:text-align="left"/>
    </style:style>
    <style:style style:name="P100" style:family="paragraph">
      <style:paragraph-properties fo:line-height="115.00%" fo:text-align="left"/>
    </style:style>
    <style:style style:name="P101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02" style:family="paragraph">
      <style:paragraph-properties fo:line-height="100.00%" fo:text-align="left"/>
    </style:style>
    <style:style style:name="P103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04" style:family="paragraph">
      <style:paragraph-properties fo:line-height="100.00%" fo:text-align="left"/>
    </style:style>
    <style:style style:name="P105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06" style:family="paragraph">
      <style:paragraph-properties fo:line-height="100.00%" fo:text-align="left"/>
    </style:style>
    <style:style style:name="P107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08" style:family="paragraph">
      <style:paragraph-properties fo:line-height="100.00%" fo:text-align="left"/>
    </style:style>
    <style:style style:name="P109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10" style:family="paragraph">
      <style:paragraph-properties fo:line-height="100.00%" fo:text-align="left"/>
    </style:style>
    <style:style style:name="P111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12" style:family="paragraph">
      <style:paragraph-properties fo:line-height="100.00%" fo:text-align="left"/>
    </style:style>
    <style:style style:name="P113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14" style:family="paragraph">
      <style:paragraph-properties fo:line-height="100.00%" fo:text-align="left"/>
    </style:style>
    <style:style style:name="P115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16" style:family="paragraph">
      <style:paragraph-properties fo:line-height="115.00%" fo:text-align="left" fo:margin-bottom="10.00pt"/>
    </style:style>
    <style:style style:name="P117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18" style:family="paragraph">
      <style:paragraph-properties fo:line-height="100.00%" fo:text-align="left"/>
    </style:style>
    <style:style style:name="P119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20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21" style:family="paragraph">
      <style:paragraph-properties fo:line-height="100.00%" fo:text-align="left"/>
    </style:style>
    <style:style style:name="P122" style:family="paragraph">
      <style:paragraph-properties fo:line-height="115.00%" fo:text-align="left"/>
    </style:style>
    <style:style style:name="P123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24" style:family="paragraph">
      <style:paragraph-properties fo:line-height="100.00%" fo:text-align="left"/>
    </style:style>
    <style:style style:name="P125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26" style:family="paragraph">
      <style:paragraph-properties fo:line-height="100.00%" fo:text-align="left"/>
    </style:style>
    <style:style style:name="P127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28" style:family="paragraph">
      <style:paragraph-properties fo:line-height="100.00%" fo:text-align="left"/>
    </style:style>
    <style:style style:name="P129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30" style:family="paragraph">
      <style:paragraph-properties fo:line-height="100.00%" fo:text-align="left"/>
    </style:style>
    <style:style style:name="P131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32" style:family="paragraph">
      <style:paragraph-properties fo:line-height="100.00%" fo:text-align="left"/>
    </style:style>
    <style:style style:name="P133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34" style:family="paragraph">
      <style:paragraph-properties fo:line-height="100.00%" fo:text-align="left"/>
    </style:style>
    <style:style style:name="P135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36" style:family="paragraph">
      <style:paragraph-properties fo:line-height="100.00%" fo:text-align="left"/>
    </style:style>
    <style:style style:name="P137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38" style:family="paragraph">
      <style:paragraph-properties fo:line-height="115.00%" fo:text-align="left" fo:margin-bottom="10.00pt"/>
    </style:style>
    <style:style style:name="TableColumn0100" style:family="table-column">
      <style:table-column-properties style:column-width="0.825000in"/>
    </style:style>
    <style:style style:name="TableColumn0101" style:family="table-column">
      <style:table-column-properties style:column-width="6.000000in"/>
    </style:style>
    <style:style style:name="Table01" style:family="table">
      <style:table-properties style:width="6.825000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1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101" style:family="table-row">
      <style:table-row-properties/>
    </style:style>
    <style:style style:name="TableCell01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1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102" style:family="table-row">
      <style:table-row-properties/>
    </style:style>
    <style:style style:name="TableCell0102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1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103" style:family="table-row">
      <style:table-row-properties/>
    </style:style>
    <style:style style:name="TableCell0103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10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104" style:family="table-row">
      <style:table-row-properties/>
    </style:style>
    <style:style style:name="TableCell0104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104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105" style:family="table-row">
      <style:table-row-properties/>
    </style:style>
    <style:style style:name="TableCell0105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105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106" style:family="table-row">
      <style:table-row-properties/>
    </style:style>
    <style:style style:name="TableCell0106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106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107" style:family="table-row">
      <style:table-row-properties/>
    </style:style>
    <style:style style:name="TableCell0107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107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108" style:family="table-row">
      <style:table-row-properties/>
    </style:style>
    <style:style style:name="TableCell0108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108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olumn0200" style:family="table-column">
      <style:table-column-properties style:column-width="0.825000in"/>
    </style:style>
    <style:style style:name="TableColumn0201" style:family="table-column">
      <style:table-column-properties style:column-width="6.000000in"/>
    </style:style>
    <style:style style:name="Table02" style:family="table">
      <style:table-properties style:width="6.825000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2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201" style:family="table-row">
      <style:table-row-properties/>
    </style:style>
    <style:style style:name="TableCell02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2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202" style:family="table-row">
      <style:table-row-properties/>
    </style:style>
    <style:style style:name="TableCell0202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2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203" style:family="table-row">
      <style:table-row-properties/>
    </style:style>
    <style:style style:name="TableCell0203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20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204" style:family="table-row">
      <style:table-row-properties/>
    </style:style>
    <style:style style:name="TableCell0204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204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205" style:family="table-row">
      <style:table-row-properties/>
    </style:style>
    <style:style style:name="TableCell0205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205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206" style:family="table-row">
      <style:table-row-properties/>
    </style:style>
    <style:style style:name="TableCell0206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206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207" style:family="table-row">
      <style:table-row-properties/>
    </style:style>
    <style:style style:name="TableCell0207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207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208" style:family="table-row">
      <style:table-row-properties/>
    </style:style>
    <style:style style:name="TableCell0208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208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olumn0300" style:family="table-column">
      <style:table-column-properties style:column-width="0.825000in"/>
    </style:style>
    <style:style style:name="TableColumn0301" style:family="table-column">
      <style:table-column-properties style:column-width="6.000000in"/>
    </style:style>
    <style:style style:name="Table03" style:family="table">
      <style:table-properties style:width="6.825000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3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301" style:family="table-row">
      <style:table-row-properties/>
    </style:style>
    <style:style style:name="TableCell03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3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302" style:family="table-row">
      <style:table-row-properties/>
    </style:style>
    <style:style style:name="TableCell0302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3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303" style:family="table-row">
      <style:table-row-properties/>
    </style:style>
    <style:style style:name="TableCell0303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30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304" style:family="table-row">
      <style:table-row-properties/>
    </style:style>
    <style:style style:name="TableCell0304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304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305" style:family="table-row">
      <style:table-row-properties/>
    </style:style>
    <style:style style:name="TableCell0305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305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306" style:family="table-row">
      <style:table-row-properties/>
    </style:style>
    <style:style style:name="TableCell0306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306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307" style:family="table-row">
      <style:table-row-properties/>
    </style:style>
    <style:style style:name="TableCell0307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307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308" style:family="table-row">
      <style:table-row-properties/>
    </style:style>
    <style:style style:name="TableCell0308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308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olumn0400" style:family="table-column">
      <style:table-column-properties style:column-width="0.825000in"/>
    </style:style>
    <style:style style:name="TableColumn0401" style:family="table-column">
      <style:table-column-properties style:column-width="6.000000in"/>
    </style:style>
    <style:style style:name="Table04" style:family="table">
      <style:table-properties style:width="6.825000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4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401" style:family="table-row">
      <style:table-row-properties/>
    </style:style>
    <style:style style:name="TableCell04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4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402" style:family="table-row">
      <style:table-row-properties/>
    </style:style>
    <style:style style:name="TableCell0402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4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403" style:family="table-row">
      <style:table-row-properties/>
    </style:style>
    <style:style style:name="TableCell0403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40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404" style:family="table-row">
      <style:table-row-properties/>
    </style:style>
    <style:style style:name="TableCell0404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404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405" style:family="table-row">
      <style:table-row-properties/>
    </style:style>
    <style:style style:name="TableCell0405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405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406" style:family="table-row">
      <style:table-row-properties/>
    </style:style>
    <style:style style:name="TableCell0406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406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407" style:family="table-row">
      <style:table-row-properties/>
    </style:style>
    <style:style style:name="TableCell0407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407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408" style:family="table-row">
      <style:table-row-properties/>
    </style:style>
    <style:style style:name="TableCell0408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408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olumn0500" style:family="table-column">
      <style:table-column-properties style:column-width="0.825000in"/>
    </style:style>
    <style:style style:name="TableColumn0501" style:family="table-column">
      <style:table-column-properties style:column-width="6.000000in"/>
    </style:style>
    <style:style style:name="Table05" style:family="table">
      <style:table-properties style:width="6.825000in" fo:margin-left="0.000000in" style:writing-mode="lr" table:align="lef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5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501" style:family="table-row">
      <style:table-row-properties/>
    </style:style>
    <style:style style:name="TableCell05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5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502" style:family="table-row">
      <style:table-row-properties/>
    </style:style>
    <style:style style:name="TableCell0502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5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503" style:family="table-row">
      <style:table-row-properties/>
    </style:style>
    <style:style style:name="TableCell0503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50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504" style:family="table-row">
      <style:table-row-properties/>
    </style:style>
    <style:style style:name="TableCell0504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504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505" style:family="table-row">
      <style:table-row-properties/>
    </style:style>
    <style:style style:name="TableCell0505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505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506" style:family="table-row">
      <style:table-row-properties/>
    </style:style>
    <style:style style:name="TableCell0506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506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507" style:family="table-row">
      <style:table-row-properties/>
    </style:style>
    <style:style style:name="TableCell0507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507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508" style:family="table-row">
      <style:table-row-properties/>
    </style:style>
    <style:style style:name="TableCell0508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508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olumn0600" style:family="table-column">
      <style:table-column-properties style:column-width="0.825000in"/>
    </style:style>
    <style:style style:name="TableColumn0601" style:family="table-column">
      <style:table-column-properties style:column-width="6.000000in"/>
    </style:style>
    <style:style style:name="Table06" style:family="table">
      <style:table-properties style:width="6.825000in" fo:margin-left="0.000000in" style:writing-mode="lr" table:align="left" style:may-break-between-rows="true"/>
    </style:style>
    <style:style style:name="TableRow0600" style:family="table-row">
      <style:table-row-properties/>
    </style:style>
    <style:style style:name="TableCell06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6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601" style:family="table-row">
      <style:table-row-properties/>
    </style:style>
    <style:style style:name="TableCell06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6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602" style:family="table-row">
      <style:table-row-properties/>
    </style:style>
    <style:style style:name="TableCell0602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6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603" style:family="table-row">
      <style:table-row-properties/>
    </style:style>
    <style:style style:name="TableCell0603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60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604" style:family="table-row">
      <style:table-row-properties/>
    </style:style>
    <style:style style:name="TableCell0604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604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605" style:family="table-row">
      <style:table-row-properties/>
    </style:style>
    <style:style style:name="TableCell0605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605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606" style:family="table-row">
      <style:table-row-properties/>
    </style:style>
    <style:style style:name="TableCell0606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606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607" style:family="table-row">
      <style:table-row-properties/>
    </style:style>
    <style:style style:name="TableCell0607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607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608" style:family="table-row">
      <style:table-row-properties/>
    </style:style>
    <style:style style:name="TableCell0608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608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</office:automatic-styles>
  <office:body>
    <office:text>
      <text:p text:style-name="P1"><text:span text:style-name="T1">Computer Graphics &amp; Gaming</text:span></text:p>
      <text:p text:style-name="P1"><text:span text:style-name="T1">Unit 1</text:span></text:p>
      <text:p text:style-name="P1"><text:span text:style-name="T1">Subtopic:<text:tab/></text:span></text:p>
      <text:p text:style-name="P1"><text:span text:style-name="T2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3"><text:span text:style-name="T3">Id</text:span><text:span text:style-name="T4"/></text:p>
          </table:table-cell>
          <table:table-cell table:style-name="TableCell010001">
            <text:p text:style-name="P3"><text:span text:style-name="T5">1</text:span><text:span text:style-name="T6"/></text:p>
          </table:table-cell>
        </table:table-row>
        <table:table-row table:style-name="TableRow0101">
          <table:table-cell table:style-name="TableCell010100">
            <text:p text:style-name="P6"><text:span text:style-name="T7">Question</text:span><text:span text:style-name="T8"/></text:p>
          </table:table-cell>
          <table:table-cell table:style-name="TableCell010101">
            <text:p text:style-name="P7"><text:span text:style-name="T9">In which polygon object appears only partially</text:span><text:span text:style-name="T10"/></text:p>
          </table:table-cell>
        </table:table-row>
        <table:table-row table:style-name="TableRow0102">
          <table:table-cell table:style-name="TableCell010200">
            <text:p text:style-name="P9"><text:span text:style-name="T11">A</text:span><text:span text:style-name="T12"/></text:p>
          </table:table-cell>
          <table:table-cell table:style-name="TableCell010201">
            <text:p text:style-name="P10"><text:span text:style-name="T13">Convex polygon</text:span><text:span text:style-name="T14"/></text:p>
          </table:table-cell>
        </table:table-row>
        <table:table-row table:style-name="TableRow0103">
          <table:table-cell table:style-name="TableCell010300">
            <text:p text:style-name="P12"><text:span text:style-name="T15">B</text:span><text:span text:style-name="T16"/></text:p>
          </table:table-cell>
          <table:table-cell table:style-name="TableCell010301">
            <text:p text:style-name="P12"><text:span text:style-name="T17">Concave polygon</text:span><text:span text:style-name="T18"/></text:p>
          </table:table-cell>
        </table:table-row>
        <table:table-row table:style-name="TableRow0104">
          <table:table-cell table:style-name="TableCell010400">
            <text:p text:style-name="P14"><text:span text:style-name="T19">C</text:span><text:span text:style-name="T20"/></text:p>
          </table:table-cell>
          <table:table-cell table:style-name="TableCell010401">
            <text:p text:style-name="P14"><text:span text:style-name="T21">Hexagon</text:span><text:span text:style-name="T22"/></text:p>
          </table:table-cell>
        </table:table-row>
        <table:table-row table:style-name="TableRow0105">
          <table:table-cell table:style-name="TableCell010500">
            <text:p text:style-name="P16"><text:span text:style-name="T23">D</text:span><text:span text:style-name="T24"/></text:p>
          </table:table-cell>
          <table:table-cell table:style-name="TableCell010501">
            <text:p text:style-name="P16"><text:span text:style-name="T25">Pentagon</text:span><text:span text:style-name="T26"/></text:p>
          </table:table-cell>
        </table:table-row>
        <table:table-row table:style-name="TableRow0106">
          <table:table-cell table:style-name="TableCell010600">
            <text:p text:style-name="P18"><text:span text:style-name="T27">Answer</text:span><text:span text:style-name="T28"/></text:p>
          </table:table-cell>
          <table:table-cell table:style-name="TableCell010601">
            <text:p text:style-name="P18"><text:span text:style-name="T29">B</text:span><text:span text:style-name="T30"/></text:p>
          </table:table-cell>
        </table:table-row>
        <table:table-row table:style-name="TableRow0107">
          <table:table-cell table:style-name="TableCell010700">
            <text:p text:style-name="P20"><text:span text:style-name="T31">Marks</text:span><text:span text:style-name="T32"/></text:p>
          </table:table-cell>
          <table:table-cell table:style-name="TableCell010701">
            <text:p text:style-name="P20"><text:span text:style-name="T33">2</text:span><text:span text:style-name="T34"/></text:p>
          </table:table-cell>
        </table:table-row>
        <table:table-row table:style-name="TableRow0108">
          <table:table-cell table:style-name="TableCell010800">
            <text:p text:style-name="P22"><text:span text:style-name="T35">Unit</text:span><text:span text:style-name="T36"/></text:p>
          </table:table-cell>
          <table:table-cell table:style-name="TableCell010801">
            <text:p text:style-name="P22"><text:span text:style-name="T37">3</text:span><text:span text:style-name="T38"/></text:p>
          </table:table-cell>
        </table:table-row>
      </table:table>
      <text:p text:style-name="P24"><text:span text:style-name="T38"/></text:p>
      <text:p text:style-name="P24"><text:span text:style-name="T38"/></text:p>
      <text:p text:style-name="P24"><text:span text:style-name="T38"/></text:p>
      <text:p text:style-name="P24"><text:span text:style-name="T38"/></text:p>
      <text:p text:style-name="P24"><text:span text:style-name="T38"/></text:p>
      <text:p text:style-name="P24"><text:span text:style-name="T38"/></text:p>
      <text:p text:style-name="P24"><text:span text:style-name="T38"/></text:p>
      <text:p text:style-name="P24"><text:span text:style-name="T38"/></text:p>
      <text:p text:style-name="P24"><text:span text:style-name="T38"/></text:p>
      <text:p text:style-name="P24"><text:span text:style-name="T38"/></text:p>
      <text:p text:style-name="P24"><text:span text:style-name="T38"/></text:p>
      <text:p text:style-name="P24"><text:span text:style-name="T38"/></text:p>
      <text:p text:style-name="P24"><text:span text:style-name="T38"/></text:p>
      <text:p text:style-name="P24"><text:span text:style-name="T38"/></text:p>
      <text:p text:style-name="P24"><text:span text:style-name="T38"/></text:p>
      <text:p text:style-name="P24"><text:span text:style-name="T38"/></text:p>
      <text:p text:style-name="P24"><text:span text:style-name="T38"/></text:p>
      <text:p text:style-name="P24"><text:span text:style-name="T38"/></text:p>
      <text:p text:style-name="P24"><text:span text:style-name="T38"/></text:p>
      <text:p text:style-name="P24"><text:span text:style-name="T38"/></text:p>
      <text:p text:style-name="P24"><text:span text:style-name="T38"/></text:p>
      <table:table table:style-name="Table02">
        <table:table-column table:style-name="TableColumn0200"/>
        <table:table-column table:style-name="TableColumn0201"/>
        <table:table-row table:style-name="TableRow0200">
          <table:table-cell table:style-name="TableCell020000">
            <text:p text:style-name="P26"><text:span text:style-name="T39">Id</text:span><text:span text:style-name="T40"/></text:p>
          </table:table-cell>
          <table:table-cell table:style-name="TableCell020001">
            <text:p text:style-name="P26"><text:span text:style-name="T41">2</text:span><text:span text:style-name="T42"/></text:p>
          </table:table-cell>
        </table:table-row>
        <table:table-row table:style-name="TableRow0201">
          <table:table-cell table:style-name="TableCell020100">
            <text:p text:style-name="P29"><text:span text:style-name="T43">Question</text:span><text:span text:style-name="T44"/></text:p>
          </table:table-cell>
          <table:table-cell table:style-name="TableCell020101">
            <text:p text:style-name="P30"><text:span text:style-name="T45">If the visit to the vertices of the polygon in the given order produces an anticlockwise loop are called</text:span><text:span text:style-name="T46"/></text:p>
          </table:table-cell>
        </table:table-row>
        <table:table-row table:style-name="TableRow0202">
          <table:table-cell table:style-name="TableCell020200">
            <text:p text:style-name="P32"><text:span text:style-name="T47">A</text:span><text:span text:style-name="T48"/></text:p>
          </table:table-cell>
          <table:table-cell table:style-name="TableCell020201">
            <text:p text:style-name="P33"><text:span text:style-name="T49">Negatively oriented</text:span><text:span text:style-name="T50"/></text:p>
          </table:table-cell>
        </table:table-row>
        <table:table-row table:style-name="TableRow0203">
          <table:table-cell table:style-name="TableCell020300">
            <text:p text:style-name="P35"><text:span text:style-name="T51">B</text:span><text:span text:style-name="T52"/></text:p>
          </table:table-cell>
          <table:table-cell table:style-name="TableCell020301">
            <text:p text:style-name="P36"><text:span text:style-name="T53">Positively oriented</text:span><text:span text:style-name="T54"/></text:p>
          </table:table-cell>
        </table:table-row>
        <table:table-row table:style-name="TableRow0204">
          <table:table-cell table:style-name="TableCell020400">
            <text:p text:style-name="P38"><text:span text:style-name="T55">C</text:span><text:span text:style-name="T56"/></text:p>
          </table:table-cell>
          <table:table-cell table:style-name="TableCell020401">
            <text:p text:style-name="P38"><text:span text:style-name="T57">Both a &amp;b</text:span><text:span text:style-name="T58"/></text:p>
          </table:table-cell>
        </table:table-row>
        <table:table-row table:style-name="TableRow0205">
          <table:table-cell table:style-name="TableCell020500">
            <text:p text:style-name="P40"><text:span text:style-name="T59">D</text:span><text:span text:style-name="T60"/></text:p>
          </table:table-cell>
          <table:table-cell table:style-name="TableCell020501">
            <text:p text:style-name="P40"><text:span text:style-name="T61">Polygonial</text:span><text:span text:style-name="T62"/></text:p>
          </table:table-cell>
        </table:table-row>
        <table:table-row table:style-name="TableRow0206">
          <table:table-cell table:style-name="TableCell020600">
            <text:p text:style-name="P42"><text:span text:style-name="T63">Answer</text:span><text:span text:style-name="T64"/></text:p>
          </table:table-cell>
          <table:table-cell table:style-name="TableCell020601">
            <text:p text:style-name="P42"><text:span text:style-name="T65">B</text:span><text:span text:style-name="T66"/></text:p>
          </table:table-cell>
        </table:table-row>
        <table:table-row table:style-name="TableRow0207">
          <table:table-cell table:style-name="TableCell020700">
            <text:p text:style-name="P44"><text:span text:style-name="T67">Marks</text:span><text:span text:style-name="T68"/></text:p>
          </table:table-cell>
          <table:table-cell table:style-name="TableCell020701">
            <text:p text:style-name="P44"><text:span text:style-name="T69">2</text:span><text:span text:style-name="T70"/></text:p>
          </table:table-cell>
        </table:table-row>
        <table:table-row table:style-name="TableRow0208">
          <table:table-cell table:style-name="TableCell020800">
            <text:p text:style-name="P46"><text:span text:style-name="T71">Unit</text:span><text:span text:style-name="T72"/></text:p>
          </table:table-cell>
          <table:table-cell table:style-name="TableCell020801">
            <text:p text:style-name="P46"><text:span text:style-name="T73">3</text:span><text:span text:style-name="T74"/></text:p>
          </table:table-cell>
        </table:table-row>
      </table:table>
      <text:p text:style-name="P48"><text:span text:style-name="T74"/></text:p>
      <text:p text:style-name="P48"><text:span text:style-name="T74"/></text:p>
      <text:p text:style-name="P48"><text:span text:style-name="T74"/></text:p>
      <text:p text:style-name="P48"><text:span text:style-name="T74"/></text:p>
      <text:p text:style-name="P48"><text:span text:style-name="T74"/></text:p>
      <text:p text:style-name="P48"><text:span text:style-name="T74"/></text:p>
      <text:p text:style-name="P48"><text:span text:style-name="T74"/></text:p>
      <text:p text:style-name="P48"><text:span text:style-name="T74"/></text:p>
      <text:p text:style-name="P48"><text:span text:style-name="T74"/></text:p>
      <text:p text:style-name="P48"><text:span text:style-name="T74"/></text:p>
      <text:p text:style-name="P48"><text:span text:style-name="T74"/></text:p>
      <text:p text:style-name="P48"><text:span text:style-name="T74"/></text:p>
      <text:p text:style-name="P48"><text:span text:style-name="T74"/></text:p>
      <text:p text:style-name="P48"><text:span text:style-name="T74"/></text:p>
      <text:p text:style-name="P48"><text:span text:style-name="T74"/></text:p>
      <text:p text:style-name="P48"><text:span text:style-name="T74"/></text:p>
      <text:p text:style-name="P48"><text:span text:style-name="T74"/></text:p>
      <text:p text:style-name="P48"><text:span text:style-name="T74"/></text:p>
      <text:p text:style-name="P48"><text:span text:style-name="T74"/></text:p>
      <text:p text:style-name="P48"><text:span text:style-name="T74"/></text:p>
      <table:table table:style-name="Table03">
        <table:table-column table:style-name="TableColumn0300"/>
        <table:table-column table:style-name="TableColumn0301"/>
        <table:table-row table:style-name="TableRow0300">
          <table:table-cell table:style-name="TableCell030000">
            <text:p text:style-name="P50"><text:span text:style-name="T75">Id</text:span><text:span text:style-name="T76"/></text:p>
          </table:table-cell>
          <table:table-cell table:style-name="TableCell030001">
            <text:p text:style-name="P50"><text:span text:style-name="T77">3</text:span><text:span text:style-name="T78"/></text:p>
          </table:table-cell>
        </table:table-row>
        <table:table-row table:style-name="TableRow0301">
          <table:table-cell table:style-name="TableCell030100">
            <text:p text:style-name="P53"><text:span text:style-name="T79">Question</text:span><text:span text:style-name="T80"/></text:p>
          </table:table-cell>
          <table:table-cell table:style-name="TableCell030101">
            <text:p text:style-name="P54"><text:span text:style-name="T81">If the visit to the vertices of the polygon in the given order produces an clockwise loop are called</text:span><text:span text:style-name="T82"/></text:p>
          </table:table-cell>
        </table:table-row>
        <table:table-row table:style-name="TableRow0302">
          <table:table-cell table:style-name="TableCell030200">
            <text:p text:style-name="P56"><text:span text:style-name="T83">A</text:span><text:span text:style-name="T84"/></text:p>
          </table:table-cell>
          <table:table-cell table:style-name="TableCell030201">
            <text:p text:style-name="P57"><text:span text:style-name="T85">Negatively oriented</text:span><text:span text:style-name="T86"/></text:p>
          </table:table-cell>
        </table:table-row>
        <table:table-row table:style-name="TableRow0303">
          <table:table-cell table:style-name="TableCell030300">
            <text:p text:style-name="P59"><text:span text:style-name="T87">B</text:span><text:span text:style-name="T88"/></text:p>
          </table:table-cell>
          <table:table-cell table:style-name="TableCell030301">
            <text:p text:style-name="P60"><text:span text:style-name="T89">Positively oriented</text:span><text:span text:style-name="T90"/></text:p>
          </table:table-cell>
        </table:table-row>
        <table:table-row table:style-name="TableRow0304">
          <table:table-cell table:style-name="TableCell030400">
            <text:p text:style-name="P62"><text:span text:style-name="T91">C</text:span><text:span text:style-name="T92"/></text:p>
          </table:table-cell>
          <table:table-cell table:style-name="TableCell030401">
            <text:p text:style-name="P62"><text:span text:style-name="T93">Both a &amp;b</text:span><text:span text:style-name="T94"/></text:p>
          </table:table-cell>
        </table:table-row>
        <table:table-row table:style-name="TableRow0305">
          <table:table-cell table:style-name="TableCell030500">
            <text:p text:style-name="P64"><text:span text:style-name="T95">D</text:span><text:span text:style-name="T96"/></text:p>
          </table:table-cell>
          <table:table-cell table:style-name="TableCell030501">
            <text:p text:style-name="P64"><text:span text:style-name="T97">Polygonial</text:span><text:span text:style-name="T98"/></text:p>
          </table:table-cell>
        </table:table-row>
        <table:table-row table:style-name="TableRow0306">
          <table:table-cell table:style-name="TableCell030600">
            <text:p text:style-name="P66"><text:span text:style-name="T99">Answer</text:span><text:span text:style-name="T100"/></text:p>
          </table:table-cell>
          <table:table-cell table:style-name="TableCell030601">
            <text:p text:style-name="P66"><text:span text:style-name="T101">A</text:span><text:span text:style-name="T102"/></text:p>
          </table:table-cell>
        </table:table-row>
        <table:table-row table:style-name="TableRow0307">
          <table:table-cell table:style-name="TableCell030700">
            <text:p text:style-name="P68"><text:span text:style-name="T103">Marks</text:span><text:span text:style-name="T104"/></text:p>
          </table:table-cell>
          <table:table-cell table:style-name="TableCell030701">
            <text:p text:style-name="P68"><text:span text:style-name="T105">2</text:span><text:span text:style-name="T106"/></text:p>
          </table:table-cell>
        </table:table-row>
        <table:table-row table:style-name="TableRow0308">
          <table:table-cell table:style-name="TableCell030800">
            <text:p text:style-name="P70"><text:span text:style-name="T107">Unit</text:span><text:span text:style-name="T108"/></text:p>
          </table:table-cell>
          <table:table-cell table:style-name="TableCell030801">
            <text:p text:style-name="P70"><text:span text:style-name="T109">3</text:span><text:span text:style-name="T110"/></text:p>
          </table:table-cell>
        </table:table-row>
      </table:table>
      <text:p text:style-name="P72"><text:span text:style-name="T110"/></text:p>
      <text:p text:style-name="P72"><text:span text:style-name="T110"/></text:p>
      <text:p text:style-name="P72"><text:span text:style-name="T110"/></text:p>
      <text:p text:style-name="P72"><text:span text:style-name="T110"/></text:p>
      <text:p text:style-name="P72"><text:span text:style-name="T110"/></text:p>
      <text:p text:style-name="P72"><text:span text:style-name="T110"/></text:p>
      <text:p text:style-name="P72"><text:span text:style-name="T110"/></text:p>
      <text:p text:style-name="P72"><text:span text:style-name="T110"/></text:p>
      <text:p text:style-name="P72"><text:span text:style-name="T110"/></text:p>
      <text:p text:style-name="P72"><text:span text:style-name="T110"/></text:p>
      <text:p text:style-name="P72"><text:span text:style-name="T110"/></text:p>
      <text:p text:style-name="P72"><text:span text:style-name="T110"/></text:p>
      <text:p text:style-name="P72"><text:span text:style-name="T110"/></text:p>
      <text:p text:style-name="P72"><text:span text:style-name="T110"/></text:p>
      <text:p text:style-name="P72"><text:span text:style-name="T110"/></text:p>
      <text:p text:style-name="P72"><text:span text:style-name="T110"/></text:p>
      <text:p text:style-name="P72"><text:span text:style-name="T110"/></text:p>
      <text:p text:style-name="P72"><text:span text:style-name="T110"/></text:p>
      <text:p text:style-name="P72"><text:span text:style-name="T110"/></text:p>
      <text:p text:style-name="P72"><text:span text:style-name="T110"/></text:p>
      <table:table table:style-name="Table04">
        <table:table-column table:style-name="TableColumn0400"/>
        <table:table-column table:style-name="TableColumn0401"/>
        <table:table-row table:style-name="TableRow0400">
          <table:table-cell table:style-name="TableCell040000">
            <text:p text:style-name="P74"><text:span text:style-name="T111">Id</text:span><text:span text:style-name="T112"/></text:p>
          </table:table-cell>
          <table:table-cell table:style-name="TableCell040001">
            <text:p text:style-name="P74"><text:span text:style-name="T113">4</text:span><text:span text:style-name="T114"/></text:p>
          </table:table-cell>
        </table:table-row>
        <table:table-row table:style-name="TableRow0401">
          <table:table-cell table:style-name="TableCell040100">
            <text:p text:style-name="P77"><text:span text:style-name="T115">Question</text:span><text:span text:style-name="T116"/></text:p>
          </table:table-cell>
          <table:table-cell table:style-name="TableCell040101">
            <text:p text:style-name="P78"><text:span text:style-name="T117">Using the winding number method to define the interior points can yield different results form the even odd method when the polygon is</text:span><text:span text:style-name="T118"/></text:p>
          </table:table-cell>
        </table:table-row>
        <table:table-row table:style-name="TableRow0402">
          <table:table-cell table:style-name="TableCell040200">
            <text:p text:style-name="P80"><text:span text:style-name="T119">A</text:span><text:span text:style-name="T120"/></text:p>
          </table:table-cell>
          <table:table-cell table:style-name="TableCell040201">
            <text:p text:style-name="P80"><text:span text:style-name="T121">convex<text:s/></text:span><text:span text:style-name="T122"/></text:p>
          </table:table-cell>
        </table:table-row>
        <table:table-row table:style-name="TableRow0403">
          <table:table-cell table:style-name="TableCell040300">
            <text:p text:style-name="P82"><text:span text:style-name="T123">B</text:span><text:span text:style-name="T124"/></text:p>
          </table:table-cell>
          <table:table-cell table:style-name="TableCell040301">
            <text:p text:style-name="P82"><text:span text:style-name="T125">concave</text:span><text:span text:style-name="T126"/></text:p>
          </table:table-cell>
        </table:table-row>
        <table:table-row table:style-name="TableRow0404">
          <table:table-cell table:style-name="TableCell040400">
            <text:p text:style-name="P84"><text:span text:style-name="T127">C</text:span><text:span text:style-name="T128"/></text:p>
          </table:table-cell>
          <table:table-cell table:style-name="TableCell040401">
            <text:p text:style-name="P84"><text:span text:style-name="T129">allowed to overlap itself</text:span><text:span text:style-name="T130"/></text:p>
          </table:table-cell>
        </table:table-row>
        <table:table-row table:style-name="TableRow0405">
          <table:table-cell table:style-name="TableCell040500">
            <text:p text:style-name="P86"><text:span text:style-name="T131">D</text:span><text:span text:style-name="T132"/></text:p>
          </table:table-cell>
          <table:table-cell table:style-name="TableCell040501">
            <text:p text:style-name="P86"><text:span text:style-name="T133">allowed to overlap other polygon</text:span><text:span text:style-name="T134"/></text:p>
          </table:table-cell>
        </table:table-row>
        <table:table-row table:style-name="TableRow0406">
          <table:table-cell table:style-name="TableCell040600">
            <text:p text:style-name="P88"><text:span text:style-name="T135">Answer</text:span><text:span text:style-name="T136"/></text:p>
          </table:table-cell>
          <table:table-cell table:style-name="TableCell040601">
            <text:p text:style-name="P88"><text:span text:style-name="T137">C</text:span><text:span text:style-name="T138"/></text:p>
          </table:table-cell>
        </table:table-row>
        <table:table-row table:style-name="TableRow0407">
          <table:table-cell table:style-name="TableCell040700">
            <text:p text:style-name="P90"><text:span text:style-name="T139">Marks</text:span><text:span text:style-name="T140"/></text:p>
          </table:table-cell>
          <table:table-cell table:style-name="TableCell040701">
            <text:p text:style-name="P90"><text:span text:style-name="T141">2</text:span><text:span text:style-name="T142"/></text:p>
          </table:table-cell>
        </table:table-row>
        <table:table-row table:style-name="TableRow0408">
          <table:table-cell table:style-name="TableCell040800">
            <text:p text:style-name="P92"><text:span text:style-name="T143">Unit</text:span><text:span text:style-name="T144"/></text:p>
          </table:table-cell>
          <table:table-cell table:style-name="TableCell040801">
            <text:p text:style-name="P92"><text:span text:style-name="T145">3</text:span><text:span text:style-name="T146"/></text:p>
          </table:table-cell>
        </table:table-row>
      </table:table>
      <text:p text:style-name="P94"><text:span text:style-name="T146"/></text:p>
      <text:p text:style-name="P94"><text:span text:style-name="T146"/></text:p>
      <text:p text:style-name="P94"><text:span text:style-name="T146"/></text:p>
      <text:p text:style-name="P94"><text:span text:style-name="T146"/></text:p>
      <text:p text:style-name="P94"><text:span text:style-name="T146"/></text:p>
      <text:p text:style-name="P94"><text:span text:style-name="T146"/></text:p>
      <text:p text:style-name="P94"><text:span text:style-name="T146"/></text:p>
      <text:p text:style-name="P94"><text:span text:style-name="T146"/></text:p>
      <text:p text:style-name="P94"><text:span text:style-name="T146"/></text:p>
      <text:p text:style-name="P94"><text:span text:style-name="T146"/></text:p>
      <text:p text:style-name="P94"><text:span text:style-name="T146"/></text:p>
      <text:p text:style-name="P94"><text:span text:style-name="T146"/></text:p>
      <text:p text:style-name="P94"><text:span text:style-name="T146"/></text:p>
      <text:p text:style-name="P94"><text:span text:style-name="T146"/></text:p>
      <text:p text:style-name="P94"><text:span text:style-name="T146"/></text:p>
      <text:p text:style-name="P94"><text:span text:style-name="T146"/></text:p>
      <text:p text:style-name="P94"><text:span text:style-name="T146"/></text:p>
      <text:p text:style-name="P94"><text:span text:style-name="T146"/></text:p>
      <text:p text:style-name="P94"><text:span text:style-name="T146"/></text:p>
      <text:p text:style-name="P94"><text:span text:style-name="T146"/></text:p>
      <text:p text:style-name="P94"><text:span text:style-name="T146"/></text:p>
      <table:table table:style-name="Table05">
        <table:table-column table:style-name="TableColumn0500"/>
        <table:table-column table:style-name="TableColumn0501"/>
        <table:table-row table:style-name="TableRow0500">
          <table:table-cell table:style-name="TableCell050000">
            <text:p text:style-name="P96"><text:span text:style-name="T147">Id</text:span><text:span text:style-name="T148"/></text:p>
          </table:table-cell>
          <table:table-cell table:style-name="TableCell050001">
            <text:p text:style-name="P96"><text:span text:style-name="T149">5</text:span><text:span text:style-name="T150"/></text:p>
          </table:table-cell>
        </table:table-row>
        <table:table-row table:style-name="TableRow0501">
          <table:table-cell table:style-name="TableCell050100">
            <text:p text:style-name="P99"><text:span text:style-name="T151">Question</text:span><text:span text:style-name="T152"/></text:p>
          </table:table-cell>
          <table:table-cell table:style-name="TableCell050101">
            <text:p text:style-name="P100"><text:span text:style-name="T153"><text:s text:c="30"/></text:span><text:span text:style-name="T154"><text:s/>indicates how the polygon edge was drawn relative to the line segment we constructed for the test.</text:span><text:span text:style-name="T155"/></text:p>
          </table:table-cell>
        </table:table-row>
        <table:table-row table:style-name="TableRow0502">
          <table:table-cell table:style-name="TableCell050200">
            <text:p text:style-name="P102"><text:span text:style-name="T156">A</text:span><text:span text:style-name="T157"/></text:p>
          </table:table-cell>
          <table:table-cell table:style-name="TableCell050201">
            <text:p text:style-name="P102"><text:span text:style-name="T158">starting vertex</text:span><text:span text:style-name="T159"/></text:p>
          </table:table-cell>
        </table:table-row>
        <table:table-row table:style-name="TableRow0503">
          <table:table-cell table:style-name="TableCell050300">
            <text:p text:style-name="P104"><text:span text:style-name="T160">B</text:span><text:span text:style-name="T161"/></text:p>
          </table:table-cell>
          <table:table-cell table:style-name="TableCell050301">
            <text:p text:style-name="P104"><text:span text:style-name="T162">Ending vertex</text:span><text:span text:style-name="T163"/></text:p>
          </table:table-cell>
        </table:table-row>
        <table:table-row table:style-name="TableRow0504">
          <table:table-cell table:style-name="TableCell050400">
            <text:p text:style-name="P106"><text:span text:style-name="T164">C</text:span><text:span text:style-name="T165"/></text:p>
          </table:table-cell>
          <table:table-cell table:style-name="TableCell050401">
            <text:p text:style-name="P106"><text:span text:style-name="T166">direction number<text:s/></text:span><text:span text:style-name="T167"/></text:p>
          </table:table-cell>
        </table:table-row>
        <table:table-row table:style-name="TableRow0505">
          <table:table-cell table:style-name="TableCell050500">
            <text:p text:style-name="P108"><text:span text:style-name="T168">D</text:span><text:span text:style-name="T169"/></text:p>
          </table:table-cell>
          <table:table-cell table:style-name="TableCell050501">
            <text:p text:style-name="P108"><text:span text:style-name="T170">direction</text:span><text:span text:style-name="T171"/></text:p>
          </table:table-cell>
        </table:table-row>
        <table:table-row table:style-name="TableRow0506">
          <table:table-cell table:style-name="TableCell050600">
            <text:p text:style-name="P110"><text:span text:style-name="T172">Answer</text:span><text:span text:style-name="T173"/></text:p>
          </table:table-cell>
          <table:table-cell table:style-name="TableCell050601">
            <text:p text:style-name="P110"><text:span text:style-name="T174">C</text:span><text:span text:style-name="T175"/></text:p>
          </table:table-cell>
        </table:table-row>
        <table:table-row table:style-name="TableRow0507">
          <table:table-cell table:style-name="TableCell050700">
            <text:p text:style-name="P112"><text:span text:style-name="T176">Marks</text:span><text:span text:style-name="T177"/></text:p>
          </table:table-cell>
          <table:table-cell table:style-name="TableCell050701">
            <text:p text:style-name="P112"><text:span text:style-name="T178">2</text:span><text:span text:style-name="T179"/></text:p>
          </table:table-cell>
        </table:table-row>
        <table:table-row table:style-name="TableRow0508">
          <table:table-cell table:style-name="TableCell050800">
            <text:p text:style-name="P114"><text:span text:style-name="T180">Unit</text:span><text:span text:style-name="T181"/></text:p>
          </table:table-cell>
          <table:table-cell table:style-name="TableCell050801">
            <text:p text:style-name="P114"><text:span text:style-name="T182">3</text:span><text:span text:style-name="T183"/></text:p>
          </table:table-cell>
        </table:table-row>
      </table:table>
      <text:p text:style-name="P116"><text:span text:style-name="T183"/></text:p>
      <text:p text:style-name="P116"><text:span text:style-name="T183"/></text:p>
      <text:p text:style-name="P116"><text:span text:style-name="T183"/></text:p>
      <text:p text:style-name="P116"><text:span text:style-name="T183"/></text:p>
      <text:p text:style-name="P116"><text:span text:style-name="T183"/></text:p>
      <text:p text:style-name="P116"><text:span text:style-name="T183"/></text:p>
      <text:p text:style-name="P116"><text:span text:style-name="T183"/></text:p>
      <text:p text:style-name="P116"><text:span text:style-name="T183"/></text:p>
      <text:p text:style-name="P116"><text:span text:style-name="T183"/></text:p>
      <text:p text:style-name="P116"><text:span text:style-name="T183"/></text:p>
      <text:p text:style-name="P116"><text:span text:style-name="T183"/></text:p>
      <text:p text:style-name="P116"><text:span text:style-name="T183"/></text:p>
      <text:p text:style-name="P116"><text:span text:style-name="T183"/></text:p>
      <text:p text:style-name="P116"><text:span text:style-name="T183"/></text:p>
      <text:p text:style-name="P116"><text:span text:style-name="T183"/></text:p>
      <text:p text:style-name="P116"><text:span text:style-name="T183"/></text:p>
      <text:p text:style-name="P116"><text:span text:style-name="T183"/></text:p>
      <text:p text:style-name="P116"><text:span text:style-name="T183"/></text:p>
      <text:p text:style-name="P116"><text:span text:style-name="T183"/></text:p>
      <text:p text:style-name="P116"><text:span text:style-name="T183"/></text:p>
      <table:table table:style-name="Table06">
        <table:table-column table:style-name="TableColumn0600"/>
        <table:table-column table:style-name="TableColumn0601"/>
        <table:table-row table:style-name="TableRow0600">
          <table:table-cell table:style-name="TableCell060000">
            <text:p text:style-name="P118"><text:span text:style-name="T184">Id</text:span><text:span text:style-name="T185"/></text:p>
          </table:table-cell>
          <table:table-cell table:style-name="TableCell060001">
            <text:p text:style-name="P118"><text:span text:style-name="T186">6</text:span><text:span text:style-name="T187"/></text:p>
          </table:table-cell>
        </table:table-row>
        <table:table-row table:style-name="TableRow0601">
          <table:table-cell table:style-name="TableCell060100">
            <text:p text:style-name="P121"><text:span text:style-name="T188">Question</text:span><text:span text:style-name="T189"/></text:p>
          </table:table-cell>
          <table:table-cell table:style-name="TableCell060101">
            <text:p text:style-name="P122"><text:span text:style-name="T190">If the given point is (a,b) and we want to access (a-1, b-1) in a single step we need to use :</text:span><text:span text:style-name="T191"><text:s text:c="21"/></text:span><text:span text:style-name="T192"/></text:p>
          </table:table-cell>
        </table:table-row>
        <table:table-row table:style-name="TableRow0602">
          <table:table-cell table:style-name="TableCell060200">
            <text:p text:style-name="P124"><text:span text:style-name="T193">A</text:span><text:span text:style-name="T194"/></text:p>
          </table:table-cell>
          <table:table-cell table:style-name="TableCell060201">
            <text:p text:style-name="P124"><text:span text:style-name="T195">4-connected method</text:span><text:span text:style-name="T196"/></text:p>
          </table:table-cell>
        </table:table-row>
        <table:table-row table:style-name="TableRow0603">
          <table:table-cell table:style-name="TableCell060300">
            <text:p text:style-name="P126"><text:span text:style-name="T197">B</text:span><text:span text:style-name="T198"/></text:p>
          </table:table-cell>
          <table:table-cell table:style-name="TableCell060301">
            <text:p text:style-name="P126"><text:span text:style-name="T199">5-connected method</text:span><text:span text:style-name="T200"/></text:p>
          </table:table-cell>
        </table:table-row>
        <table:table-row table:style-name="TableRow0604">
          <table:table-cell table:style-name="TableCell060400">
            <text:p text:style-name="P128"><text:span text:style-name="T201">C</text:span><text:span text:style-name="T202"/></text:p>
          </table:table-cell>
          <table:table-cell table:style-name="TableCell060401">
            <text:p text:style-name="P128"><text:span text:style-name="T203">6-connected method</text:span><text:span text:style-name="T204"/></text:p>
          </table:table-cell>
        </table:table-row>
        <table:table-row table:style-name="TableRow0605">
          <table:table-cell table:style-name="TableCell060500">
            <text:p text:style-name="P130"><text:span text:style-name="T205">D</text:span><text:span text:style-name="T206"/></text:p>
          </table:table-cell>
          <table:table-cell table:style-name="TableCell060501">
            <text:p text:style-name="P130"><text:span text:style-name="T207">84-connected method</text:span><text:span text:style-name="T208"/></text:p>
          </table:table-cell>
        </table:table-row>
        <table:table-row table:style-name="TableRow0606">
          <table:table-cell table:style-name="TableCell060600">
            <text:p text:style-name="P132"><text:span text:style-name="T209">Answer</text:span><text:span text:style-name="T210"/></text:p>
          </table:table-cell>
          <table:table-cell table:style-name="TableCell060601">
            <text:p text:style-name="P132"><text:span text:style-name="T211">D</text:span><text:span text:style-name="T212"/></text:p>
          </table:table-cell>
        </table:table-row>
        <table:table-row table:style-name="TableRow0607">
          <table:table-cell table:style-name="TableCell060700">
            <text:p text:style-name="P134"><text:span text:style-name="T213">Marks</text:span><text:span text:style-name="T214"/></text:p>
          </table:table-cell>
          <table:table-cell table:style-name="TableCell060701">
            <text:p text:style-name="P134"><text:span text:style-name="T215">2</text:span><text:span text:style-name="T216"/></text:p>
          </table:table-cell>
        </table:table-row>
        <table:table-row table:style-name="TableRow0608">
          <table:table-cell table:style-name="TableCell060800">
            <text:p text:style-name="P136"><text:span text:style-name="T217">Unit</text:span><text:span text:style-name="T218"/></text:p>
          </table:table-cell>
          <table:table-cell table:style-name="TableCell060801">
            <text:p text:style-name="P136"><text:span text:style-name="T219">3</text:span><text:span text:style-name="T220"/></text:p>
          </table:table-cell>
        </table:table-row>
      </table:table>
      <text:p text:style-name="P138"><text:span text:style-name="T220"/></text:p>
      <text:p text:style-name="P138"><text:span text:style-name="T220"/></text:p>
      <text:p text:style-name="P138"><text:span text:style-name="T22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